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8.701cm"/>
    </style:style>
    <style:style style:name="Table1.B" style:family="table-column">
      <style:table-column-properties style:column-width="7.703cm"/>
    </style:style>
    <style:style style:name="Table1.C" style:family="table-column">
      <style:table-column-properties style:column-width="9.79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fo:font-size="20pt" officeooo:rsid="001cad1e" officeooo:paragraph-rsid="00254547" style:font-size-asian="20pt" style:font-size-complex="20pt"/>
    </style:style>
    <style:style style:name="P3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fo:font-size="20pt" officeooo:rsid="00200a5a" officeooo:paragraph-rsid="0022944d" style:font-size-asian="20pt" style:font-size-complex="20pt"/>
    </style:style>
    <style:style style:name="P4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fo:font-size="20pt" officeooo:rsid="00200a5a" officeooo:paragraph-rsid="00245027" style:font-size-asian="20pt" style:font-size-complex="20pt"/>
    </style:style>
    <style:style style:name="P5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fo:font-size="20pt" officeooo:rsid="00200a5a" officeooo:paragraph-rsid="0026f077" style:font-size-asian="20pt" style:font-size-complex="20pt"/>
    </style:style>
    <style:style style:name="P6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fo:font-size="20pt" officeooo:paragraph-rsid="0024315a" style:font-size-asian="20pt" style:font-size-complex="20pt"/>
    </style:style>
    <style:style style:name="P7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944d" style:font-size-asian="20pt" style:font-style-asian="normal" style:font-weight-asian="normal" style:font-size-complex="20pt" style:text-emphasize="none"/>
    </style:style>
    <style:style style:name="P8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6f077" style:font-size-asian="20pt" style:font-style-asian="normal" style:font-weight-asian="normal" style:font-size-complex="20pt" style:text-emphasize="none"/>
    </style:style>
    <style:style style:name="P9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fo:font-size="20pt" officeooo:rsid="001e1460" officeooo:paragraph-rsid="00287745" style:font-size-asian="20pt" style:font-size-complex="20pt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00a5a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2944d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1cad1e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45027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54547" style:font-style-asian="normal" style:font-weight-asian="normal" style:text-emphasize="none"/>
    </style:style>
    <style:style style:name="T7" style:family="text">
      <style:text-properties officeooo:rsid="00254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T4">Irtia</text:span><text:span text:style-name="T3">|</text:span><text:span text:style-name="T1">Imane</text:span></text:p>
          </table:table-cell>
          <table:table-cell table:style-name="Table1.A1" office:value-type="string">
            <text:p text:style-name="P2"><text:span text:style-name="T6">Hawa</text:span><text:span text:style-name="T3">|</text:span><text:span text:style-name="T2">Infantine</text:span></text:p>
          </table:table-cell>
          <table:table-cell table:style-name="Table1.C1" office:value-type="string">
            <text:p text:style-name="P4"><text:span text:style-name="T1">Narges</text:span><text:span text:style-name="T3">|</text:span><text:span text:style-name="T1">Manikandan</text:span></text:p>
          </table:table-cell>
        </table:table-row>
        <table:table-row>
          <table:table-cell table:style-name="Table1.A2" office:value-type="string">
            <text:p text:style-name="P3"><text:span text:style-name="T1">Jasmina</text:span><text:span text:style-name="T3">|</text:span><text:span text:style-name="T6">Heleson</text:span></text:p>
          </table:table-cell>
          <table:table-cell table:style-name="Table1.A2" office:value-type="string">
            <text:p text:style-name="P3"><text:span text:style-name="T1">Berenice</text:span><text:span text:style-name="T3">|</text:span><text:span text:style-name="T6">Jaze</text:span></text:p>
          </table:table-cell>
          <table:table-cell table:style-name="Table1.C2" office:value-type="string">
            <text:p text:style-name="P3"><text:span text:style-name="T1">Mithujan</text:span><text:span text:style-name="T3">|</text:span><text:span text:style-name="T6">Djenah</text:span></text:p>
          </table:table-cell>
        </table:table-row>
        <table:table-row>
          <table:table-cell table:style-name="Table1.A2" office:value-type="string">
            <text:p text:style-name="P3"><text:span text:style-name="T1">Mohammed </text:span><text:span text:style-name="T3">L|</text:span><text:span text:style-name="T6">Hadja</text:span></text:p>
          </table:table-cell>
          <table:table-cell table:style-name="Table1.A2" office:value-type="string">
            <text:p text:style-name="P9"><text:span text:style-name="T1">Amelia</text:span><text:span text:style-name="T3">|</text:span><text:span text:style-name="T5">Safietou</text:span></text:p>
          </table:table-cell>
          <table:table-cell table:style-name="Table1.C2" office:value-type="string">
            <text:p text:style-name="P8">Tahiry|<text:span text:style-name="T7">Abdoulaye</text:span></text:p>
          </table:table-cell>
        </table:table-row>
        <table:table-row>
          <table:table-cell table:style-name="Table1.A2" office:value-type="string">
            <text:p text:style-name="P5"><text:span text:style-name="T5"/></text:p>
          </table:table-cell>
          <table:table-cell table:style-name="Table1.A2" office:value-type="string">
            <text:p text:style-name="P5"><text:span text:style-name="T1">Aya</text:span><text:span text:style-name="T3">|</text:span><text:span text:style-name="T6">Souleymane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03T11:29:20.137000000</dc:date>
    <meta:editing-duration>PT1H7M31S</meta:editing-duration>
    <meta:editing-cycles>15</meta:editing-cycles>
    <meta:document-statistic meta:table-count="2" meta:image-count="0" meta:object-count="0" meta:page-count="1" meta:paragraph-count="10" meta:word-count="11" meta:character-count="146" meta:non-whitespace-character-count="145"/>
  </office:meta>
</office:document-meta>
</file>